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52.83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 table:number-columns-spanned="2" table:number-rows-spanned="1">
            <text:p>Nota</text:p>
          </table:table-cell>
          <table:covered-table-cell table:style-name="Default"/>
          <table:table-cell table:style-name="ce1" office:value-type="string" calcext:value-type="string">
            <text:p>Número de Aluno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édia =</text:p>
          </table:table-cell>
          <table:table-cell table:formula="of:=(((([.A2]+[.B2])/2)*[.C2])+((([.A3]+[.B3])/2)*[.C3])+((([.A4]+[.B4])/2)*[.C4])+((([.A5]+[.B5])/2)*[.C5])+((([.A6]+[.B6])/2)*[.C6]))/(SUM([.C2:.C6]))" office:value-type="float" office:value="6.35714285714286" calcext:value-type="float">
            <text:p>6,35714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oda =</text:p>
          </table:table-cell>
          <table:table-cell table:formula="of:=[.A6]+(([.C6]-[.C5])/((2*[.C6])-(40-0))*2)"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Variância =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Desvio Padrão =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Assimetria =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iana =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0:44:49.636815181</meta:creation-date>
    <dc:date>2019-10-11T21:08:18.462827582</dc:date>
    <meta:editing-duration>PT12M28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